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583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1.0555in"/>
    </style:style>
    <style:style style:name="co27" style:family="table-column">
      <style:table-column-properties fo:break-before="auto" style:column-width="0.989in"/>
    </style:style>
    <style:style style:name="co28" style:family="table-column">
      <style:table-column-properties fo:break-before="auto" style:column-width="1.3063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3.1701in"/>
    </style:style>
    <style:style style:name="co47" style:family="table-column">
      <style:table-column-properties fo:break-before="auto" style:column-width="0.7075in"/>
    </style:style>
    <style:style style:name="co48" style:family="table-column">
      <style:table-column-properties fo:break-before="auto" style:column-width="0.3374in"/>
    </style:style>
    <style:style style:name="co49" style:family="table-column">
      <style:table-column-properties fo:break-before="auto" style:column-width="1.028in"/>
    </style:style>
    <style:style style:name="co50" style:family="table-column">
      <style:table-column-properties fo:break-before="auto" style:column-width="1.3484in"/>
    </style:style>
    <style:style style:name="co51" style:family="table-column">
      <style:table-column-properties fo:break-before="auto" style:column-width="1.5319in"/>
    </style:style>
    <style:style style:name="co52" style:family="table-column">
      <style:table-column-properties fo:break-before="auto" style:column-width="1.6327in"/>
    </style:style>
    <style:style style:name="co53" style:family="table-column">
      <style:table-column-properties fo:break-before="auto" style:column-width="1.3819in"/>
    </style:style>
    <style:style style:name="co54" style:family="table-column">
      <style:table-column-properties fo:break-before="auto" style:column-width="1.85in"/>
    </style:style>
    <style:style style:name="co55" style:family="table-column">
      <style:table-column-properties fo:break-before="auto" style:column-width="2.0583in"/>
    </style:style>
    <style:style style:name="co56" style:family="table-column">
      <style:table-column-properties fo:break-before="auto" style:column-width="2.0665in"/>
    </style:style>
    <style:style style:name="co57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 fo:font-weight="normal" style:font-weight-asian="normal" style:font-weight-complex="normal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 fo:font-weight="normal" style:font-weight-asian="normal" style:font-weight-complex="normal"/>
    </style:style>
    <style:style style:name="ce73" style:family="table-cell" style:parent-style-name="Default">
      <style:text-properties fo:color="#800080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6" style:family="table-cell" style:parent-style-name="Default">
      <style:text-properties fo:color="#e16173" fo:font-weight="bold" style:font-weight-asian="bold" style:font-weight-complex="bold"/>
    </style:style>
    <style:style style:name="ce107" style:family="table-cell" style:parent-style-name="Default">
      <style:text-properties fo:color="#e16173"/>
    </style:style>
    <style:style style:name="ce110" style:family="table-cell" style:parent-style-name="Default">
      <style:text-properties fo:color="#127622" fo:font-weight="bold" style:font-weight-asian="bold" style:font-weight-complex="bold"/>
    </style:style>
    <style:style style:name="ce111" style:family="table-cell" style:parent-style-name="Default">
      <style:text-properties fo:color="#127622"/>
    </style:style>
    <style:style style:name="ce113" style:family="table-cell" style:parent-style-name="Default">
      <style:text-properties fo:color="#813709" fo:font-weight="bold" style:font-weight-asian="bold" style:font-weight-complex="bold"/>
    </style:style>
    <style:style style:name="ce115" style:family="table-cell" style:parent-style-name="Default">
      <style:text-properties fo:color="#813709"/>
    </style:style>
    <style:style style:name="ce121" style:family="table-cell" style:parent-style-name="Default">
      <style:text-properties fo:color="#355269" fo:font-weight="bold" style:font-weight-asian="bold" style:font-weight-complex="bold"/>
    </style:style>
    <style:style style:name="ce122" style:family="table-cell" style:parent-style-name="Default">
      <style:text-properties fo:color="#355269"/>
    </style:style>
    <style:style style:name="ce124" style:family="table-cell" style:parent-style-name="Default">
      <style:text-properties fo:color="#5983b0" fo:font-weight="bold" style:font-weight-asian="bold" style:font-weight-complex="bold"/>
    </style:style>
    <style:style style:name="ce125" style:family="table-cell" style:parent-style-name="Default">
      <style:text-properties fo:color="#5983b0"/>
    </style:style>
    <style:style style:name="ce127" style:family="table-cell" style:parent-style-name="Default">
      <style:text-properties fo:color="#acb20c" fo:font-weight="bold" style:font-weight-asian="bold" style:font-weight-complex="bold"/>
    </style:style>
    <style:style style:name="ce128" style:family="table-cell" style:parent-style-name="Default">
      <style:text-properties fo:color="#acb20c"/>
    </style:style>
    <style:style style:name="ce130" style:family="table-cell" style:parent-style-name="Default">
      <style:text-properties fo:color="#8d1d75" fo:font-weight="bold" style:font-weight-asian="bold" style:font-weight-complex="bold"/>
    </style:style>
    <style:style style:name="ce131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13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3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  <table:table-cell/>
          <table:table-cell table:style-name="ce13" office:value-type="string" calcext:value-type="string" table:number-columns-spanned="4" table:number-rows-spanned="1">
            <text:p>Search</text:p>
          </table:table-cell>
          <table:covered-table-cell table:number-columns-repeated="3" table:style-name="ce14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4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default-cell-style-name="Default"/>
        <table:table-column table:style-name="co27" table:number-columns-repeated="5" table:default-cell-style-name="Default"/>
        <table:table-column table:style-name="co28" table:default-cell-style-name="Default"/>
        <table:table-column table:style-name="co3" table:number-columns-repeated="1010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12" office:value-type="string" calcext:value-type="string">
            <text:p>Fishing</text:p>
          </table:table-cell>
          <table:table-cell table:style-name="ce12" office:value-type="string" calcext:value-type="string">
            <text:p>Tiller</text:p>
          </table:table-cell>
          <table:table-cell table:style-name="ce12" office:value-type="string" calcext:value-type="string">
            <text:p>Artisan</text:p>
          </table:table-cell>
          <table:table-cell table:style-name="ce12" office:value-type="string" calcext:value-type="string">
            <text:p>Blacksmith</text:p>
          </table:table-cell>
          <table:table-cell table:style-name="ce12" office:value-type="string" calcext:value-type="string">
            <text:p>Rancher</text:p>
          </table:table-cell>
          <table:table-cell table:style-name="ce12" office:value-type="string" calcext:value-type="string">
            <text:p>Gemologist</text:p>
          </table:table-cell>
          <table:table-cell table:style-name="ce12" office:value-type="string" calcext:value-type="string">
            <text:p>Bear’s Knowledge</text:p>
          </table:table-cell>
          <table:table-cell table:number-columns-repeated="1010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Angler</text:p>
          </table:table-cell>
          <table:table-cell table:style-name="ce42" table:content-validation-name="val10" office:value-type="string" calcext:value-type="string">
            <text:p>Obtained</text:p>
          </table:table-cell>
          <table:table-cell table:number-columns-repeated="2" table:style-name="ce42" table:content-validation-name="val11" office:value-type="string" calcext:value-type="string">
            <text:p>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style-name="ce42" table:content-validation-name="val11" office:value-type="string" calcext:value-type="string">
            <text:p>Not 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number-columns-repeated="1010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4" table:formula="of:=IF([.H2] = &quot;No Profession&quot;;1;IF([.H2] = &quot;Fisher&quot;;1.25;1.5))" office:value-type="float" office:value="1.5" calcext:value-type="float">
            <text:p>1.5</text:p>
          </table:table-cell>
          <table:table-cell table:style-name="ce14" table:formula="of:=IF([.I2] = &quot;Not Obtained&quot;;1;1.1)" office:value-type="float" office:value="1.1" calcext:value-type="float">
            <text:p>1.1</text:p>
          </table:table-cell>
          <table:table-cell table:style-name="ce14" table:formula="of:=IF([.J2] = &quot;Not Obtained&quot;;1;1.4)" office:value-type="float" office:value="1.4" calcext:value-type="float">
            <text:p>1.4</text:p>
          </table:table-cell>
          <table:table-cell table:style-name="ce14" table:formula="of:=IF([.K2] = &quot;Not Obtained&quot;;1;1.5)" office:value-type="float" office:value="1.5" calcext:value-type="float">
            <text:p>1.5</text:p>
          </table:table-cell>
          <table:table-cell table:style-name="ce14" table:formula="of:=IF([.L2] = &quot;Not Obtained&quot;;1;1.2)" office:value-type="float" office:value="1" calcext:value-type="float">
            <text:p>1</text:p>
          </table:table-cell>
          <table:table-cell table:style-name="ce14" table:formula="of:=IF([.M2] = &quot;Not Obtained&quot;;1;1.3)" office:value-type="float" office:value="1" calcext:value-type="float">
            <text:p>1</text:p>
          </table:table-cell>
          <table:table-cell table:style-name="ce14" table:formula="of:=IF([.N2] = &quot;Not Obtained&quot;;1;3)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INDIRECT(ADDRESS(ROW();2))*INDIRECT(ADDRESS(3; COLUMN())))*[.$N$3])" office:value-type="float" office:value="20" calcext:value-type="float">
            <text:p>20</text:p>
          </table:table-cell>
          <table:table-cell table:formula="of:=FLOOR(FLOOR(INDIRECT(ADDRESS(ROW();2))*INDIRECT(ADDRESS(3; COLUMN())))*[.$N$3])" office:value-type="float" office:value="25" calcext:value-type="float">
            <text:p>25</text:p>
          </table:table-cell>
          <table:table-cell table:formula="of:=FLOOR(FLOOR(INDIRECT(ADDRESS(ROW();2))*INDIRECT(ADDRESS(3; COLUMN())))*[.$N$3])" office:value-type="float" office:value="30" calcext:value-type="float">
            <text:p>30</text:p>
          </table:table-cell>
          <table:table-cell table:formula="of:=FLOOR(FLOOR(INDIRECT(ADDRESS(ROW();2))*INDIRECT(ADDRESS(3; COLUMN())))*[.$N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35" calcext:value-type="float">
            <text:p>135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formula="of:=FLOOR(INDIRECT(ADDRESS(ROW();2))*INDIRECT(ADDRESS(3; COLUMN())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312" calcext:value-type="float">
            <text:p>312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450" calcext:value-type="float">
            <text:p>45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INDIRECT(ADDRESS(ROW();2))*INDIRECT(ADDRESS(3; COLUMN())))*[.$N$3])" office:value-type="float" office:value="5" calcext:value-type="float">
            <text:p>5</text:p>
          </table:table-cell>
          <table:table-cell table:formula="of:=FLOOR(FLOOR(INDIRECT(ADDRESS(ROW();2))*INDIRECT(ADDRESS(3; COLUMN())))*[.$N$3])" office:value-type="float" office:value="6" calcext:value-type="float">
            <text:p>6</text:p>
          </table:table-cell>
          <table:table-cell table:formula="of:=FLOOR(FLOOR(INDIRECT(ADDRESS(ROW();2))*INDIRECT(ADDRESS(3; COLUMN())))*[.$N$3])" office:value-type="float" office:value="7" calcext:value-type="float">
            <text:p>7</text:p>
          </table:table-cell>
          <table:table-cell table:formula="of:=FLOOR(FLOOR(INDIRECT(ADDRESS(ROW();2))*INDIRECT(ADDRESS(3; COLUMN())))*[.$N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5" calcext:value-type="float">
            <text:p>25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10" calcext:value-type="float">
            <text:p>10</text:p>
          </table:table-cell>
          <table:table-cell table:formula="of:=FLOOR(INDIRECT(ADDRESS(ROW();2))*INDIRECT(ADDRESS(3; COLUMN())))" office:value-type="float" office:value="12" calcext:value-type="float">
            <text:p>12</text:p>
          </table:table-cell>
          <table:table-cell table:formula="of:=FLOOR(INDIRECT(ADDRESS(ROW();2))*INDIRECT(ADDRESS(3; COLUMN())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87" calcext:value-type="float">
            <text:p>87</text:p>
          </table:table-cell>
          <table:table-cell table:formula="of:=FLOOR(INDIRECT(ADDRESS(ROW();2))*INDIRECT(ADDRESS(3; COLUMN())))" office:value-type="float" office:value="105" calcext:value-type="float">
            <text:p>105</text:p>
          </table:table-cell>
          <table:table-cell table:formula="of:=FLOOR(INDIRECT(ADDRESS(ROW();2))*INDIRECT(ADDRESS(3; COLUMN())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05" calcext:value-type="float">
            <text:p>205</text:p>
          </table:table-cell>
          <table:table-cell table:formula="of:=FLOOR(FLOOR(INDIRECT(ADDRESS(ROW();2))*INDIRECT(ADDRESS(3; COLUMN())))*[.$I$3])" office:value-type="float" office:value="247" calcext:value-type="float">
            <text:p>247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INDIRECT(ADDRESS(ROW();2))*INDIRECT(ADDRESS(3; COLUMN())))*[.$I$3])" office:value-type="float" office:value="605" calcext:value-type="float">
            <text:p>605</text:p>
          </table:table-cell>
          <table:table-cell table:formula="of:=FLOOR(FLOOR(INDIRECT(ADDRESS(ROW();2))*INDIRECT(ADDRESS(3; COLUMN())))*[.$I$3])" office:value-type="float" office:value="755" calcext:value-type="float">
            <text:p>755</text:p>
          </table:table-cell>
          <table:table-cell table:formula="of:=FLOOR(FLOOR(INDIRECT(ADDRESS(ROW();2))*INDIRECT(ADDRESS(3; COLUMN())))*[.$I$3])" office:value-type="float" office:value="907" calcext:value-type="float">
            <text:p>907</text:p>
          </table:table-cell>
          <table:table-cell table:formula="of:=FLOOR(FLOOR(INDIRECT(ADDRESS(ROW();2))*INDIRECT(ADDRESS(3; COLUMN())))*[.$I$3])" office:value-type="float" office:value="1210" calcext:value-type="float">
            <text:p>1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02" calcext:value-type="float">
            <text:p>102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9" calcext:value-type="float">
            <text:p>239</text:p>
          </table:table-cell>
          <table:table-cell table:formula="of:=FLOOR(FLOOR(INDIRECT(ADDRESS(ROW();2))*INDIRECT(ADDRESS(3; COLUMN())))*[.$I$3])" office:value-type="float" office:value="288" calcext:value-type="float">
            <text:p>288</text:p>
          </table:table-cell>
          <table:table-cell table:formula="of:=FLOOR(FLOOR(INDIRECT(ADDRESS(ROW();2))*INDIRECT(ADDRESS(3; COLUMN())))*[.$I$3])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INDIRECT(ADDRESS(ROW();2))*INDIRECT(ADDRESS(3; COLUMN())))*[.$I$3])" office:value-type="float" office:value="16" calcext:value-type="float">
            <text:p>16</text:p>
          </table:table-cell>
          <table:table-cell table:formula="of:=FLOOR(FLOOR(INDIRECT(ADDRESS(ROW();2))*INDIRECT(ADDRESS(3; COLUMN())))*[.$I$3])" office:value-type="float" office:value="19" calcext:value-type="float">
            <text:p>19</text:p>
          </table:table-cell>
          <table:table-cell table:formula="of:=FLOOR(FLOOR(INDIRECT(ADDRESS(ROW();2))*INDIRECT(ADDRESS(3; COLUMN())))*[.$I$3])" office:value-type="float" office:value="24" calcext:value-type="float">
            <text:p>24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02" calcext:value-type="float">
            <text:p>102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INDIRECT(ADDRESS(ROW();2))*INDIRECT(ADDRESS(3; COLUMN())))*[.$I$3])" office:value-type="float" office:value="319" calcext:value-type="float">
            <text:p>319</text:p>
          </table:table-cell>
          <table:table-cell table:formula="of:=FLOOR(FLOOR(INDIRECT(ADDRESS(ROW();2))*INDIRECT(ADDRESS(3; COLUMN())))*[.$I$3])" office:value-type="float" office:value="398" calcext:value-type="float">
            <text:p>398</text:p>
          </table:table-cell>
          <table:table-cell table:formula="of:=FLOOR(FLOOR(INDIRECT(ADDRESS(ROW();2))*INDIRECT(ADDRESS(3; COLUMN())))*[.$I$3])" office:value-type="float" office:value="478" calcext:value-type="float">
            <text:p>478</text:p>
          </table:table-cell>
          <table:table-cell table:formula="of:=FLOOR(FLOOR(INDIRECT(ADDRESS(ROW();2))*INDIRECT(ADDRESS(3; COLUMN())))*[.$I$3])" office:value-type="float" office:value="638" calcext:value-type="float">
            <text:p>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4" calcext:value-type="float">
            <text:p>44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7" calcext:value-type="float">
            <text:p>27</text:p>
          </table:table-cell>
          <table:table-cell table:formula="of:=FLOOR(FLOOR(INDIRECT(ADDRESS(ROW();2))*INDIRECT(ADDRESS(3; COLUMN())))*[.$I$3])" office:value-type="float" office:value="34" calcext:value-type="float">
            <text:p>34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4" calcext:value-type="float">
            <text:p>44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21" calcext:value-type="float">
            <text:p>121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1" calcext:value-type="float">
            <text:p>181</text:p>
          </table:table-cell>
          <table:table-cell table:formula="of:=FLOOR(FLOOR(INDIRECT(ADDRESS(ROW();2))*INDIRECT(ADDRESS(3; COLUMN())))*[.$I$3])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I$3])" office:value-type="float" office:value="275" calcext:value-type="float">
            <text:p>275</text:p>
          </table:table-cell>
          <table:table-cell table:formula="of:=FLOOR(FLOOR(INDIRECT(ADDRESS(ROW();2))*INDIRECT(ADDRESS(3; COLUMN())))*[.$I$3])" office:value-type="float" office:value="343" calcext:value-type="float">
            <text:p>343</text:p>
          </table:table-cell>
          <table:table-cell table:formula="of:=FLOOR(FLOOR(INDIRECT(ADDRESS(ROW();2))*INDIRECT(ADDRESS(3; COLUMN())))*[.$I$3])" office:value-type="float" office:value="412" calcext:value-type="float">
            <text:p>412</text:p>
          </table:table-cell>
          <table:table-cell table:formula="of:=FLOOR(FLOOR(INDIRECT(ADDRESS(ROW();2))*INDIRECT(ADDRESS(3; COLUMN())))*[.$I$3])"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INDIRECT(ADDRESS(3; COLUMN())))*[.$I$3])" office:value-type="float" office:value="38" calcext:value-type="float">
            <text:p>38</text:p>
          </table:table-cell>
          <table:table-cell table:formula="of:=FLOOR(FLOOR(INDIRECT(ADDRESS(ROW();2))*INDIRECT(ADDRESS(3; COLUMN())))*[.$I$3])" office:value-type="float" office:value="47" calcext:value-type="float">
            <text:p>47</text:p>
          </table:table-cell>
          <table:table-cell table:formula="of:=FLOOR(FLOOR(INDIRECT(ADDRESS(ROW();2))*INDIRECT(ADDRESS(3; COLUMN())))*[.$I$3])" office:value-type="float" office:value="57" calcext:value-type="float">
            <text:p>57</text:p>
          </table:table-cell>
          <table:table-cell table:formula="of:=FLOOR(FLOOR(INDIRECT(ADDRESS(ROW();2))*INDIRECT(ADDRESS(3; COLUMN())))*[.$I$3])"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formula="of:=FLOOR(FLOOR(INDIRECT(ADDRESS(ROW();2))*INDIRECT(ADDRESS(3; COLUMN())))*[.$I$3])" office:value-type="float" office:value="412" calcext:value-type="float">
            <text:p>412</text:p>
          </table:table-cell>
          <table:table-cell table:formula="of:=FLOOR(FLOOR(INDIRECT(ADDRESS(ROW();2))*INDIRECT(ADDRESS(3; COLUMN())))*[.$I$3])" office:value-type="float" office:value="495" calcext:value-type="float">
            <text:p>495</text:p>
          </table:table-cell>
          <table:table-cell table:formula="of:=FLOOR(FLOOR(INDIRECT(ADDRESS(ROW();2))*INDIRECT(ADDRESS(3; COLUMN())))*[.$I$3])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formula="of:=FLOOR(FLOOR(INDIRECT(ADDRESS(ROW();2))*INDIRECT(ADDRESS(3; COLUMN())))*[.$I$3])" office:value-type="float" office:value="440" calcext:value-type="float">
            <text:p>440</text:p>
          </table:table-cell>
          <table:table-cell table:formula="of:=FLOOR(FLOOR(INDIRECT(ADDRESS(ROW();2))*INDIRECT(ADDRESS(3; COLUMN())))*[.$I$3])" office:value-type="float" office:value="528" calcext:value-type="float">
            <text:p>528</text:p>
          </table:table-cell>
          <table:table-cell table:formula="of:=FLOOR(FLOOR(INDIRECT(ADDRESS(ROW();2))*INDIRECT(ADDRESS(3; COLUMN())))*[.$I$3])"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INDIRECT(ADDRESS(3; COLUMN())))*[.$I$3])" office:value-type="float" office:value="286" calcext:value-type="float">
            <text:p>286</text:p>
          </table:table-cell>
          <table:table-cell table:formula="of:=FLOOR(FLOOR(INDIRECT(ADDRESS(ROW();2))*INDIRECT(ADDRESS(3; COLUMN())))*[.$I$3])" office:value-type="float" office:value="357" calcext:value-type="float">
            <text:p>357</text:p>
          </table:table-cell>
          <table:table-cell table:formula="of:=FLOOR(FLOOR(INDIRECT(ADDRESS(ROW();2))*INDIRECT(ADDRESS(3; COLUMN())))*[.$I$3])" office:value-type="float" office:value="429" calcext:value-type="float">
            <text:p>429</text:p>
          </table:table-cell>
          <table:table-cell table:formula="of:=FLOOR(FLOOR(INDIRECT(ADDRESS(ROW();2))*INDIRECT(ADDRESS(3; COLUMN())))*[.$I$3])" office:value-type="float" office:value="572" calcext:value-type="float">
            <text:p>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42" calcext:value-type="float">
            <text:p>242</text:p>
          </table:table-cell>
          <table:table-cell table:formula="of:=FLOOR(FLOOR(INDIRECT(ADDRESS(ROW();2))*INDIRECT(ADDRESS(3; COLUMN())))*[.$I$3])" office:value-type="float" office:value="302" calcext:value-type="float">
            <text:p>302</text:p>
          </table:table-cell>
          <table:table-cell table:formula="of:=FLOOR(FLOOR(INDIRECT(ADDRESS(ROW();2))*INDIRECT(ADDRESS(3; COLUMN())))*[.$I$3])" office:value-type="float" office:value="363" calcext:value-type="float">
            <text:p>363</text:p>
          </table:table-cell>
          <table:table-cell table:formula="of:=FLOOR(FLOOR(INDIRECT(ADDRESS(ROW();2))*INDIRECT(ADDRESS(3; COLUMN())))*[.$I$3])" office:value-type="float" office:value="484" calcext:value-type="float">
            <text:p>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INDIRECT(ADDRESS(ROW();2))*INDIRECT(ADDRESS(3; COLUMN())))*[.$I$3])" office:value-type="float" office:value="825" calcext:value-type="float">
            <text:p>825</text:p>
          </table:table-cell>
          <table:table-cell table:formula="of:=FLOOR(FLOOR(INDIRECT(ADDRESS(ROW();2))*INDIRECT(ADDRESS(3; COLUMN())))*[.$I$3])" office:value-type="float" office:value="1030" calcext:value-type="float">
            <text:p>1030</text:p>
          </table:table-cell>
          <table:table-cell table:formula="of:=FLOOR(FLOOR(INDIRECT(ADDRESS(ROW();2))*INDIRECT(ADDRESS(3; COLUMN())))*[.$I$3])" office:value-type="float" office:value="1237" calcext:value-type="float">
            <text:p>1237</text:p>
          </table:table-cell>
          <table:table-cell table:formula="of:=FLOOR(FLOOR(INDIRECT(ADDRESS(ROW();2))*INDIRECT(ADDRESS(3; COLUMN())))*[.$I$3])" office:value-type="float" office:value="1650" calcext:value-type="float">
            <text:p>16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INDIRECT(ADDRESS(ROW();2))*INDIRECT(ADDRESS(3; COLUMN())))*[.$I$3])" office:value-type="float" office:value="3300" calcext:value-type="float">
            <text:p>3300</text:p>
          </table:table-cell>
          <table:table-cell table:formula="of:=FLOOR(FLOOR(INDIRECT(ADDRESS(ROW();2))*INDIRECT(ADDRESS(3; COLUMN())))*[.$I$3])" office:value-type="float" office:value="4125" calcext:value-type="float">
            <text:p>4125</text:p>
          </table:table-cell>
          <table:table-cell table:formula="of:=FLOOR(FLOOR(INDIRECT(ADDRESS(ROW();2))*INDIRECT(ADDRESS(3; COLUMN())))*[.$I$3])" office:value-type="float" office:value="4950" calcext:value-type="float">
            <text:p>4950</text:p>
          </table:table-cell>
          <table:table-cell table:formula="of:=FLOOR(FLOOR(INDIRECT(ADDRESS(ROW();2))*INDIRECT(ADDRESS(3; COLUMN())))*[.$I$3])" office:value-type="float" office:value="6600" calcext:value-type="float">
            <text:p>6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9" calcext:value-type="float">
            <text:p>49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9" calcext:value-type="float">
            <text:p>49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7" calcext:value-type="float">
            <text:p>27</text:p>
          </table:table-cell>
          <table:table-cell table:formula="of:=FLOOR(FLOOR(INDIRECT(ADDRESS(ROW();2))*INDIRECT(ADDRESS(3; COLUMN())))*[.$I$3])" office:value-type="float" office:value="34" calcext:value-type="float">
            <text:p>34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ruit Tree Fruit</text:p>
          </table:table-cell>
          <table:table-cell table:number-columns-repeated="1023"/>
        </table:table-row>
        <table:table-row table:style-name="ro2">
          <table:table-cell table:style-name="ce51" table:content-validation-name="val7" office:value-type="string" calcext:value-type="string">
            <text:p>Appl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Apricot</text:p>
          </table:table-cell>
          <table:table-cell table:style-name="ce134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Banana</text:p>
          </table:table-cell>
          <table:table-cell table:style-name="ce134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05" calcext:value-type="float">
            <text:p>205</text:p>
          </table:table-cell>
          <table:table-cell table:formula="of:=FLOOR(FLOOR(INDIRECT(ADDRESS(ROW();2))*INDIRECT(ADDRESS(3; COLUMN())))*[.$I$3])" office:value-type="float" office:value="247" calcext:value-type="float">
            <text:p>247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Cherry</text:p>
          </table:table-cell>
          <table:table-cell table:style-name="ce134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Mango</text:p>
          </table:table-cell>
          <table:table-cell table:style-name="ce134" office:value-type="float" office:value="130" calcext:value-type="float">
            <text:p>130</text:p>
          </table:table-cell>
          <table:table-cell table:formula="of:=FLOOR(FLOOR(INDIRECT(ADDRESS(ROW();2))*INDIRECT(ADDRESS(3; COLUMN())))*[.$I$3])" office:value-type="float" office:value="143" calcext:value-type="float">
            <text:p>143</text:p>
          </table:table-cell>
          <table:table-cell table:formula="of:=FLOOR(FLOOR(INDIRECT(ADDRESS(ROW();2))*INDIRECT(ADDRESS(3; COLUMN())))*[.$I$3])" office:value-type="float" office:value="178" calcext:value-type="float">
            <text:p>178</text:p>
          </table:table-cell>
          <table:table-cell table:formula="of:=FLOOR(FLOOR(INDIRECT(ADDRESS(ROW();2))*INDIRECT(ADDRESS(3; COLUMN())))*[.$I$3])" office:value-type="float" office:value="214" calcext:value-type="float">
            <text:p>214</text:p>
          </table:table-cell>
          <table:table-cell table:formula="of:=FLOOR(FLOOR(INDIRECT(ADDRESS(ROW();2))*INDIRECT(ADDRESS(3; COLUMN())))*[.$I$3])" office:value-type="float" office:value="286" calcext:value-type="float">
            <text:p>286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Orang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Peach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Pomegranate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25" table:content-validation-name="val7" office:value-type="string" calcext:value-type="string">
            <text:p>Animal Products</text:p>
          </table:table-cell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51" table:content-validation-name="val7" office:value-type="string" calcext:value-type="string">
            <text:p>Brown 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L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L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L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L$3])" office:value-type="float" office:value="100" calcext:value-type="float">
            <text:p>1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Dinosaur Egg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table:formula="of:=FLOOR(INDIRECT(ADDRESS(ROW();2))*INDIRECT(ADDRESS(3; COLUMN())))" office:value-type="float" office:value="350" calcext:value-type="float">
            <text:p>350</text:p>
          </table:table-cell>
          <table:table-cell table:style-name="ce93" table:formula="of:=FLOOR(INDIRECT(ADDRESS(ROW();2))*INDIRECT(ADDRESS(3; COLUMN())))" office:value-type="float" office:value="437" calcext:value-type="float">
            <text:p>437</text:p>
          </table:table-cell>
          <table:table-cell table:style-name="ce97" table:formula="of:=FLOOR(INDIRECT(ADDRESS(ROW();2))*INDIRECT(ADDRESS(3; COLUMN())))" office:value-type="float" office:value="525" calcext:value-type="float">
            <text:p>525</text:p>
          </table:table-cell>
          <table:table-cell table:style-name="ce102" table:formula="of:=FLOOR(INDIRECT(ADDRESS(ROW();2))*INDIRECT(ADDRESS(3; COLUMN())))" office:value-type="float" office:value="700" calcext:value-type="float">
            <text:p>7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Duck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L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L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L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L$3])" office:value-type="float" office:value="190" calcext:value-type="float">
            <text:p>19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L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L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L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L$3])" office:value-type="float" office:value="100" calcext:value-type="float">
            <text:p>1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Goat Milk</text:p>
          </table:table-cell>
          <table:table-cell table:style-name="ce134" office:value-type="float" office:value="225" calcext:value-type="float">
            <text:p>225</text:p>
          </table:table-cell>
          <table:table-cell table:style-name="ce50" table:formula="of:=FLOOR(FLOOR(INDIRECT(ADDRESS(ROW();2))*INDIRECT(ADDRESS(3; COLUMN())))*[.$L$3])" office:value-type="float" office:value="225" calcext:value-type="float">
            <text:p>225</text:p>
          </table:table-cell>
          <table:table-cell table:style-name="ce93" table:formula="of:=FLOOR(FLOOR(INDIRECT(ADDRESS(ROW();2))*INDIRECT(ADDRESS(3; COLUMN())))*[.$L$3])" office:value-type="float" office:value="281" calcext:value-type="float">
            <text:p>281</text:p>
          </table:table-cell>
          <table:table-cell table:style-name="ce97" table:formula="of:=FLOOR(FLOOR(INDIRECT(ADDRESS(ROW();2))*INDIRECT(ADDRESS(3; COLUMN())))*[.$L$3])" office:value-type="float" office:value="337" calcext:value-type="float">
            <text:p>337</text:p>
          </table:table-cell>
          <table:table-cell table:style-name="ce102" table:formula="of:=FLOOR(FLOOR(INDIRECT(ADDRESS(ROW();2))*INDIRECT(ADDRESS(3; COLUMN())))*[.$L$3])" office:value-type="float" office:value="450" calcext:value-type="float">
            <text:p>45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Golden Egg</text:p>
          </table:table-cell>
          <table:table-cell table:style-name="ce134" office:value-type="float" office:value="500" calcext:value-type="float">
            <text:p>500</text:p>
          </table:table-cell>
          <table:table-cell table:style-name="ce50" table:formula="of:=FLOOR(FLOOR(INDIRECT(ADDRESS(ROW();2))*INDIRECT(ADDRESS(3; COLUMN())))*[.$L$3])" office:value-type="float" office:value="500" calcext:value-type="float">
            <text:p>500</text:p>
          </table:table-cell>
          <table:table-cell table:style-name="ce93" table:formula="of:=FLOOR(FLOOR(INDIRECT(ADDRESS(ROW();2))*INDIRECT(ADDRESS(3; COLUMN())))*[.$L$3])" office:value-type="float" office:value="625" calcext:value-type="float">
            <text:p>625</text:p>
          </table:table-cell>
          <table:table-cell table:style-name="ce97" table:formula="of:=FLOOR(FLOOR(INDIRECT(ADDRESS(ROW();2))*INDIRECT(ADDRESS(3; COLUMN())))*[.$L$3])" office:value-type="float" office:value="750" calcext:value-type="float">
            <text:p>750</text:p>
          </table:table-cell>
          <table:table-cell table:style-name="ce102" table:formula="of:=FLOOR(FLOOR(INDIRECT(ADDRESS(ROW();2))*INDIRECT(ADDRESS(3; COLUMN())))*[.$L$3])" office:value-type="float" office:value="1000" calcext:value-type="float">
            <text:p>10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Large Brown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L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L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L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L$3])" office:value-type="float" office:value="190" calcext:value-type="float">
            <text:p>19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Large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L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L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L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L$3])" office:value-type="float" office:value="190" calcext:value-type="float">
            <text:p>19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Large Goat Milk</text:p>
          </table:table-cell>
          <table:table-cell table:style-name="ce134" office:value-type="float" office:value="345" calcext:value-type="float">
            <text:p>345</text:p>
          </table:table-cell>
          <table:table-cell table:style-name="ce50" table:formula="of:=FLOOR(FLOOR(INDIRECT(ADDRESS(ROW();2))*INDIRECT(ADDRESS(3; COLUMN())))*[.$L$3])" office:value-type="float" office:value="345" calcext:value-type="float">
            <text:p>345</text:p>
          </table:table-cell>
          <table:table-cell table:style-name="ce93" table:formula="of:=FLOOR(FLOOR(INDIRECT(ADDRESS(ROW();2))*INDIRECT(ADDRESS(3; COLUMN())))*[.$L$3])" office:value-type="float" office:value="431" calcext:value-type="float">
            <text:p>431</text:p>
          </table:table-cell>
          <table:table-cell table:style-name="ce97" table:formula="of:=FLOOR(FLOOR(INDIRECT(ADDRESS(ROW();2))*INDIRECT(ADDRESS(3; COLUMN())))*[.$L$3])" office:value-type="float" office:value="517" calcext:value-type="float">
            <text:p>517</text:p>
          </table:table-cell>
          <table:table-cell table:style-name="ce102" table:formula="of:=FLOOR(FLOOR(INDIRECT(ADDRESS(ROW();2))*INDIRECT(ADDRESS(3; COLUMN())))*[.$L$3])" office:value-type="float" office:value="690" calcext:value-type="float">
            <text:p>69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Large Milk</text:p>
          </table:table-cell>
          <table:table-cell table:style-name="ce134" office:value-type="float" office:value="190" calcext:value-type="float">
            <text:p>190</text:p>
          </table:table-cell>
          <table:table-cell table:style-name="ce50" table:formula="of:=FLOOR(FLOOR(INDIRECT(ADDRESS(ROW();2))*INDIRECT(ADDRESS(3; COLUMN())))*[.$L$3])" office:value-type="float" office:value="190" calcext:value-type="float">
            <text:p>190</text:p>
          </table:table-cell>
          <table:table-cell table:style-name="ce93" table:formula="of:=FLOOR(FLOOR(INDIRECT(ADDRESS(ROW();2))*INDIRECT(ADDRESS(3; COLUMN())))*[.$L$3])" office:value-type="float" office:value="237" calcext:value-type="float">
            <text:p>237</text:p>
          </table:table-cell>
          <table:table-cell table:style-name="ce97" table:formula="of:=FLOOR(FLOOR(INDIRECT(ADDRESS(ROW();2))*INDIRECT(ADDRESS(3; COLUMN())))*[.$L$3])" office:value-type="float" office:value="285" calcext:value-type="float">
            <text:p>285</text:p>
          </table:table-cell>
          <table:table-cell table:style-name="ce102" table:formula="of:=FLOOR(FLOOR(INDIRECT(ADDRESS(ROW();2))*INDIRECT(ADDRESS(3; COLUMN())))*[.$L$3])" office:value-type="float" office:value="380" calcext:value-type="float">
            <text:p>38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Milk</text:p>
          </table:table-cell>
          <table:table-cell table:style-name="ce134" office:value-type="float" office:value="125" calcext:value-type="float">
            <text:p>125</text:p>
          </table:table-cell>
          <table:table-cell table:style-name="ce50" table:formula="of:=FLOOR(FLOOR(INDIRECT(ADDRESS(ROW();2))*INDIRECT(ADDRESS(3; COLUMN())))*[.$L$3])" office:value-type="float" office:value="125" calcext:value-type="float">
            <text:p>125</text:p>
          </table:table-cell>
          <table:table-cell table:style-name="ce93" table:formula="of:=FLOOR(FLOOR(INDIRECT(ADDRESS(ROW();2))*INDIRECT(ADDRESS(3; COLUMN())))*[.$L$3])" office:value-type="float" office:value="156" calcext:value-type="float">
            <text:p>156</text:p>
          </table:table-cell>
          <table:table-cell table:style-name="ce97" table:formula="of:=FLOOR(FLOOR(INDIRECT(ADDRESS(ROW();2))*INDIRECT(ADDRESS(3; COLUMN())))*[.$L$3])" office:value-type="float" office:value="187" calcext:value-type="float">
            <text:p>187</text:p>
          </table:table-cell>
          <table:table-cell table:style-name="ce102" table:formula="of:=FLOOR(FLOOR(INDIRECT(ADDRESS(ROW();2))*INDIRECT(ADDRESS(3; COLUMN())))*[.$L$3])" office:value-type="float" office:value="250" calcext:value-type="float">
            <text:p>25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Ostrich Egg</text:p>
          </table:table-cell>
          <table:table-cell table:style-name="ce134" office:value-type="float" office:value="600" calcext:value-type="float">
            <text:p>600</text:p>
          </table:table-cell>
          <table:table-cell table:style-name="ce50" table:formula="of:=FLOOR(FLOOR(INDIRECT(ADDRESS(ROW();2))*INDIRECT(ADDRESS(3; COLUMN())))*[.$L$3])" office:value-type="float" office:value="600" calcext:value-type="float">
            <text:p>600</text:p>
          </table:table-cell>
          <table:table-cell table:style-name="ce93" table:formula="of:=FLOOR(FLOOR(INDIRECT(ADDRESS(ROW();2))*INDIRECT(ADDRESS(3; COLUMN())))*[.$L$3])" office:value-type="float" office:value="750" calcext:value-type="float">
            <text:p>750</text:p>
          </table:table-cell>
          <table:table-cell table:style-name="ce97" table:formula="of:=FLOOR(FLOOR(INDIRECT(ADDRESS(ROW();2))*INDIRECT(ADDRESS(3; COLUMN())))*[.$L$3])" office:value-type="float" office:value="900" calcext:value-type="float">
            <text:p>900</text:p>
          </table:table-cell>
          <table:table-cell table:style-name="ce102" table:formula="of:=FLOOR(FLOOR(INDIRECT(ADDRESS(ROW();2))*INDIRECT(ADDRESS(3; COLUMN())))*[.$L$3])" office:value-type="float" office:value="1200" calcext:value-type="float">
            <text:p>12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Truffle</text:p>
          </table:table-cell>
          <table:table-cell table:style-name="ce134" office:value-type="float" office:value="625" calcext:value-type="float">
            <text:p>625</text:p>
          </table:table-cell>
          <table:table-cell table:style-name="ce50" table:formula="of:=FLOOR(INDIRECT(ADDRESS(ROW();2))*INDIRECT(ADDRESS(3; COLUMN())))" office:value-type="float" office:value="625" calcext:value-type="float">
            <text:p>625</text:p>
          </table:table-cell>
          <table:table-cell table:style-name="ce93" table:formula="of:=FLOOR(INDIRECT(ADDRESS(ROW();2))*INDIRECT(ADDRESS(3; COLUMN())))" office:value-type="float" office:value="781" calcext:value-type="float">
            <text:p>781</text:p>
          </table:table-cell>
          <table:table-cell table:style-name="ce97" table:formula="of:=FLOOR(INDIRECT(ADDRESS(ROW();2))*INDIRECT(ADDRESS(3; COLUMN())))" office:value-type="float" office:value="937" calcext:value-type="float">
            <text:p>937</text:p>
          </table:table-cell>
          <table:table-cell table:style-name="ce102" table:formula="of:=FLOOR(INDIRECT(ADDRESS(ROW();2))*INDIRECT(ADDRESS(3; COLUMN())))" office:value-type="float" office:value="1250" calcext:value-type="float">
            <text:p>125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Void Edd</text:p>
          </table:table-cell>
          <table:table-cell table:style-name="ce134" office:value-type="float" office:value="65" calcext:value-type="float">
            <text:p>65</text:p>
          </table:table-cell>
          <table:table-cell table:style-name="ce50" table:formula="of:=FLOOR(FLOOR(INDIRECT(ADDRESS(ROW();2))*INDIRECT(ADDRESS(3; COLUMN())))*[.$L$3])" office:value-type="float" office:value="65" calcext:value-type="float">
            <text:p>65</text:p>
          </table:table-cell>
          <table:table-cell table:style-name="ce93" table:formula="of:=FLOOR(FLOOR(INDIRECT(ADDRESS(ROW();2))*INDIRECT(ADDRESS(3; COLUMN())))*[.$L$3])" office:value-type="float" office:value="81" calcext:value-type="float">
            <text:p>81</text:p>
          </table:table-cell>
          <table:table-cell table:style-name="ce97" table:formula="of:=FLOOR(FLOOR(INDIRECT(ADDRESS(ROW();2))*INDIRECT(ADDRESS(3; COLUMN())))*[.$L$3])" office:value-type="float" office:value="97" calcext:value-type="float">
            <text:p>97</text:p>
          </table:table-cell>
          <table:table-cell table:style-name="ce102" table:formula="of:=FLOOR(FLOOR(INDIRECT(ADDRESS(ROW();2))*INDIRECT(ADDRESS(3; COLUMN())))*[.$L$3])" office:value-type="float" office:value="130" calcext:value-type="float">
            <text:p>13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ool</text:p>
          </table:table-cell>
          <table:table-cell table:style-name="ce134" office:value-type="float" office:value="340" calcext:value-type="float">
            <text:p>340</text:p>
          </table:table-cell>
          <table:table-cell table:style-name="ce50" table:formula="of:=FLOOR(FLOOR(INDIRECT(ADDRESS(ROW();2))*INDIRECT(ADDRESS(3; COLUMN())))*[.$L$3])" office:value-type="float" office:value="340" calcext:value-type="float">
            <text:p>340</text:p>
          </table:table-cell>
          <table:table-cell table:style-name="ce93" table:formula="of:=FLOOR(FLOOR(INDIRECT(ADDRESS(ROW();2))*INDIRECT(ADDRESS(3; COLUMN())))*[.$L$3])" office:value-type="float" office:value="425" calcext:value-type="float">
            <text:p>425</text:p>
          </table:table-cell>
          <table:table-cell table:style-name="ce97" table:formula="of:=FLOOR(FLOOR(INDIRECT(ADDRESS(ROW();2))*INDIRECT(ADDRESS(3; COLUMN())))*[.$L$3])" office:value-type="float" office:value="510" calcext:value-type="float">
            <text:p>510</text:p>
          </table:table-cell>
          <table:table-cell table:style-name="ce102" table:formula="of:=FLOOR(FLOOR(INDIRECT(ADDRESS(ROW();2))*INDIRECT(ADDRESS(3; COLUMN())))*[.$L$3])" office:value-type="float" office:value="680" calcext:value-type="float">
            <text:p>68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number-columns-repeated="3"/>
          <table:table-cell table:style-name="ce6" table:number-columns-repeated="1018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8"/>
          <table:table-cell table:style-name="ce6" table:number-columns-repeated="1010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784" calcext:value-type="float">
            <text:p>78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45" calcext:value-type="float">
            <text:p>145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FLOOR(2*FLOOR((30+FLOOR(INDIRECT(ADDRESS(ROW();2))/2)))*[.$J$3])" office:value-type="float" office:value="201" calcext:value-type="float">
            <text:p>201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45" calcext:value-type="float">
            <text:p>145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FLOOR(2*FLOOR((30+FLOOR(INDIRECT(ADDRESS(ROW();2))/2)))*[.$J$3])" office:value-type="float" office:value="196" calcext:value-type="float">
            <text:p>19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784" calcext:value-type="float">
            <text:p>78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FLOOR(2*FLOOR((30+FLOOR(INDIRECT(ADDRESS(ROW();2))/2)))*[.$J$3])" office:value-type="float" office:value="1064" calcext:value-type="float">
            <text:p>106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FLOOR(2*FLOOR((30+FLOOR(INDIRECT(ADDRESS(ROW();2))/2)))*[.$J$3])" office:value-type="float" office:value="159" calcext:value-type="float">
            <text:p>1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FLOOR(2*FLOOR((30+FLOOR(INDIRECT(ADDRESS(ROW();2))/2)))*[.$J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FLOOR(2*FLOOR((30+FLOOR(INDIRECT(ADDRESS(ROW();2))/2)))*[.$J$3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FLOOR(2*FLOOR((30+FLOOR(INDIRECT(ADDRESS(ROW();2))/2)))*[.$J$3])"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FLOOR(2*FLOOR((30+FLOOR(INDIRECT(ADDRESS(ROW();2))/2))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FLOOR(2*FLOOR((30+FLOOR(INDIRECT(ADDRESS(ROW();2))/2)))*[.$J$3])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FLOOR(2*FLOOR((30+FLOOR(INDIRECT(ADDRESS(ROW();2))/2)))*[.$J$3])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50" calcext:value-type="float">
            <text:p>35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60" calcext:value-type="float">
            <text:p>5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J$3])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FLOOR(INDIRECT(ADDRESS(ROW();2))*INDIRECT(ADDRESS(3; COLUMN())))*[.$L$3]*[.$J$3])" office:value-type="float" office:value="322" calcext:value-type="float">
            <text:p>322</text:p>
          </table:table-cell>
          <table:table-cell table:formula="of:=FLOOR(FLOOR(INDIRECT(ADDRESS(ROW();2))*INDIRECT(ADDRESS(3; COLUMN())))*[.$L$3]*[.$J$3])" office:value-type="float" office:value="401" calcext:value-type="float">
            <text:p>401</text:p>
          </table:table-cell>
          <table:table-cell table:formula="of:=FLOOR(FLOOR(INDIRECT(ADDRESS(ROW();2))*INDIRECT(ADDRESS(3; COLUMN())))*[.$L$3]*[.$J$3])" office:value-type="float" office:value="483" calcext:value-type="float">
            <text:p>483</text:p>
          </table:table-cell>
          <table:table-cell table:formula="of:=FLOOR(FLOOR(INDIRECT(ADDRESS(ROW();2))*INDIRECT(ADDRESS(3; COLUMN())))*[.$L$3]*[.$J$3])" office:value-type="float" office:value="644" calcext:value-type="float">
            <text:p>6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 table:style-name="ce28" office:value-type="float" office:value="470" calcext:value-type="float">
            <text:p>470</text:p>
          </table:table-cell>
          <table:table-cell table:formula="of:=FLOOR(FLOOR(INDIRECT(ADDRESS(ROW();2))*INDIRECT(ADDRESS(3; COLUMN())))*[.$L$3]*[.$J$3])" office:value-type="float" office:value="658" calcext:value-type="float">
            <text:p>6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 office:value-type="float" office:value="150" calcext:value-type="float">
            <text:p>150</text:p>
          </table:table-cell>
          <table:table-cell table:formula="of:=INDIRECT(ADDRESS(ROW();2)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8" office:value-type="float" office:value="800" calcext:value-type="float">
            <text:p>800</text:p>
          </table:table-cell>
          <table:table-cell table:formula="of:=FLOOR(FLOOR(INDIRECT(ADDRESS(ROW();2))*INDIRECT(ADDRESS(3; COLUMN())))*[.$L$3]*[.$J$3])" office:value-type="float" office:value="1120" calcext:value-type="float">
            <text:p>1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 table:style-name="ce28" office:value-type="float" office:value="375" calcext:value-type="float">
            <text:p>375</text:p>
          </table:table-cell>
          <table:table-cell table:formula="of:=FLOOR(FLOOR(INDIRECT(ADDRESS(ROW();2))*INDIRECT(ADDRESS(3; COLUMN())))*[.$L$3]*[.$J$3])" office:value-type="float" office:value="525" calcext:value-type="float">
            <text:p>5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FLOOR(INDIRECT(ADDRESS(ROW();2))*INDIRECT(ADDRESS(3; COLUMN())))*[.$L$3]*[.$J$3])" office:value-type="float" office:value="560" calcext:value-type="float">
            <text:p>560</text:p>
          </table:table-cell>
          <table:table-cell table:formula="of:=FLOOR(FLOOR(INDIRECT(ADDRESS(ROW();2))*INDIRECT(ADDRESS(3; COLUMN())))*[.$L$3]*[.$J$3])" office:value-type="float" office:value="700" calcext:value-type="float">
            <text:p>700</text:p>
          </table:table-cell>
          <table:table-cell table:formula="of:=FLOOR(FLOOR(INDIRECT(ADDRESS(ROW();2))*INDIRECT(ADDRESS(3; COLUMN())))*[.$L$3]*[.$J$3])" office:value-type="float" office:value="840" calcext:value-type="float">
            <text:p>840</text:p>
          </table:table-cell>
          <table:table-cell table:formula="of:=FLOOR(FLOOR(INDIRECT(ADDRESS(ROW();2))*INDIRECT(ADDRESS(3; COLUMN())))*[.$L$3]*[.$J$3])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 table:style-name="ce28" office:value-type="float" office:value="680" calcext:value-type="float">
            <text:p>680</text:p>
          </table:table-cell>
          <table:table-cell table:formula="of:=FLOOR(FLOOR(INDIRECT(ADDRESS(ROW();2))*INDIRECT(ADDRESS(3; COLUMN())))*[.$J$3])" office:value-type="float" office:value="952" calcext:value-type="float">
            <text:p>9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 table:style-name="ce28" office:value-type="float" office:value="380" calcext:value-type="float">
            <text:p>380</text:p>
          </table:table-cell>
          <table:table-cell table:formula="of:=FLOOR(FLOOR(INDIRECT(ADDRESS(ROW();2))*INDIRECT(ADDRESS(3; COLUMN())))*[.$J$3])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 table:style-name="ce28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 table:style-name="ce28" office:value-type="float" office:value="260" calcext:value-type="float">
            <text:p>260</text:p>
          </table:table-cell>
          <table:table-cell table:formula="of:=FLOOR(FLOOR(INDIRECT(ADDRESS(ROW();2))*INDIRECT(ADDRESS(3; COLUMN()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 table:style-name="ce28" office:value-type="float" office:value="160" calcext:value-type="float">
            <text:p>160</text:p>
          </table:table-cell>
          <table:table-cell table:formula="of:=FLOOR(FLOOR(INDIRECT(ADDRESS(ROW();2))*INDIRECT(ADDRESS(3; COLUMN()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50+FLOOR(INDIRECT(ADDRESS(ROW();2))*2)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50+FLOOR(INDIRECT(ADDRESS(ROW();2))*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50+FLOOR(INDIRECT(ADDRESS(ROW();2))*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50+FLOOR(INDIRECT(ADDRESS(ROW();2))*2)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50+FLOOR(INDIRECT(ADDRESS(ROW();2))*2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50+FLOOR(INDIRECT(ADDRESS(ROW();2))*2)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50+FLOOR(INDIRECT(ADDRESS(ROW();2))*2)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50+FLOOR(INDIRECT(ADDRESS(ROW();2))*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50+FLOOR(INDIRECT(ADDRESS(ROW();2))*2)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50+FLOOR(INDIRECT(ADDRESS(ROW();2))*2)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[.$B214]*2.25)*[.$J$3])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[.$B215]*2.25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[.$B216]*2.25)*[.$J$3])" office:value-type="float" office:value="315" calcext:value-type="float">
            <text:p>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[.$B217]*2.25)*[.$J$3])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[.$B218]*2.25)*[.$J$3]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[.$B219]*2.25)*[.$J$3])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[.$B220]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[.$B221]*2.25)*[.$J$3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[.$B222]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[.$B223]*2.25)*[.$J$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[.$B224]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[.$B225]*2.25)*[.$J$3])"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[.$B226]*2.25)*[.$J$3])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[.$B227]*2.25)*[.$J$3])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[.$B228]*2.25)*[.$J$3])" office:value-type="float" office:value="1008" calcext:value-type="float">
            <text:p>10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[.$B229]*2.25)*[.$J$3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[.$B230]*2.25)*[.$J$3])" office:value-type="float" office:value="819" calcext:value-type="float">
            <text:p>8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[.$B231]*2.25)*[.$J$3])" office:value-type="float" office:value="315" calcext:value-type="float">
            <text:p>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[.$B232]*2.25)*[.$J$3])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[.$B233]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[.$B234]*2.25)*[.$J$3])" office:value-type="float" office:value="9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[.$B235]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[.$B236]*2.25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FLOOR(INDIRECT(ADDRESS(ROW();2))*INDIRECT(ADDRESS(3; COLUMN())))*[.$L$3]*[.$J$3])" office:value-type="float" office:value="266" calcext:value-type="float">
            <text:p>266</text:p>
          </table:table-cell>
          <table:table-cell table:formula="of:=FLOOR(FLOOR(INDIRECT(ADDRESS(ROW();2))*INDIRECT(ADDRESS(3; COLUMN())))*[.$L$3]*[.$J$3])" office:value-type="float" office:value="331" calcext:value-type="float">
            <text:p>331</text:p>
          </table:table-cell>
          <table:table-cell table:formula="of:=FLOOR(FLOOR(INDIRECT(ADDRESS(ROW();2))*INDIRECT(ADDRESS(3; COLUMN())))*[.$L$3]*[.$J$3])" office:value-type="float" office:value="399" calcext:value-type="float">
            <text:p>399</text:p>
          </table:table-cell>
          <table:table-cell table:formula="of:=FLOOR(FLOOR(INDIRECT(ADDRESS(ROW();2))*INDIRECT(ADDRESS(3; COLUMN())))*[.$L$3]*[.$J$3])" office:value-type="float" office:value="532" calcext:value-type="float">
            <text:p>532</text:p>
          </table:table-cell>
          <table:table-cell table:number-columns-repeated="8"/>
          <table:table-cell table:style-name="ce6" table:number-columns-repeated="1010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50" calcext:value-type="float">
            <text:p>35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60" calcext:value-type="float">
            <text:p>560</text:p>
          </table:table-cell>
          <table:table-cell table:number-columns-repeated="8"/>
          <table:table-cell table:style-name="ce6" table:number-columns-repeated="1010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25" calcext:value-type="float">
            <text:p>525</text:p>
          </table:table-cell>
          <table:table-cell table:formula="of:=FLOOR(FLOOR(INDIRECT(ADDRESS(ROW();2))*INDIRECT(ADDRESS(3; COLUMN())))*[.$J$3])" office:value-type="float" office:value="630" calcext:value-type="float">
            <text:p>630</text:p>
          </table:table-cell>
          <table:table-cell table:formula="of:=FLOOR(FLOOR(INDIRECT(ADDRESS(ROW();2)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INDIRECT(ADDRESS(ROW();2))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INDIRECT(ADDRESS(ROW();2))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INDIRECT(ADDRESS(ROW();2))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INDIRECT(ADDRESS(ROW();2))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INDIRECT(ADDRESS(ROW();2))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 office:value-type="float" office:value="1065" calcext:value-type="float">
            <text:p>1065</text:p>
          </table:table-cell>
          <table:table-cell table:formula="of:=FLOOR(INDIRECT(ADDRESS(ROW();2))*[.$J$3])" office:value-type="float" office:value="1491" calcext:value-type="float">
            <text:p>14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 office:value-type="float" office:value="275" calcext:value-type="float">
            <text:p>275</text:p>
          </table:table-cell>
          <table:table-cell table:formula="of:=FLOOR(INDIRECT(ADDRESS(ROW();2))*[.$L$3]*[.$J$3])"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ld Honey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[.$J$3])" office:value-type="float" office:value="560" calcext:value-type="float">
            <text:p>5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INDIRECT(ADDRESS(ROW();2))*3)*INDIRECT(ADDRESS(3; COLUMN())))*[.$J$3])" office:value-type="float" office:value="2310" calcext:value-type="float">
            <text:p>2310</text:p>
          </table:table-cell>
          <table:table-cell table:formula="of:=FLOOR(FLOOR(FLOOR(INDIRECT(ADDRESS(ROW();2))*3)*INDIRECT(ADDRESS(3; COLUMN())))*[.$J$3])" office:value-type="float" office:value="2886" calcext:value-type="float">
            <text:p>2886</text:p>
          </table:table-cell>
          <table:table-cell table:formula="of:=FLOOR(FLOOR(FLOOR(INDIRECT(ADDRESS(ROW();2))*3)*INDIRECT(ADDRESS(3; COLUMN())))*[.$J$3])" office:value-type="float" office:value="3465" calcext:value-type="float">
            <text:p>3465</text:p>
          </table:table-cell>
          <table:table-cell table:formula="of:=FLOOR(FLOOR(FLOOR(INDIRECT(ADDRESS(ROW();2))*3)*INDIRECT(ADDRESS(3; COLUMN())))*[.$J$3])" office:value-type="float" office:value="4620" calcext:value-type="float">
            <text:p>46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61" calcext:value-type="float">
            <text:p>261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86" calcext:value-type="float">
            <text:p>786</text:p>
          </table:table-cell>
          <table:table-cell table:formula="of:=FLOOR(FLOOR(FLOOR(INDIRECT(ADDRESS(ROW();2))*3)*INDIRECT(ADDRESS(3; COLUMN())))*[.$J$3])" office:value-type="float" office:value="945" calcext:value-type="float">
            <text:p>945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INDIRECT(ADDRESS(ROW();2))*3)*INDIRECT(ADDRESS(3; COLUMN())))*[.$J$3])" office:value-type="float" office:value="84" calcext:value-type="float">
            <text:p>84</text:p>
          </table:table-cell>
          <table:table-cell table:formula="of:=FLOOR(FLOOR(FLOOR(INDIRECT(ADDRESS(ROW();2))*3)*INDIRECT(ADDRESS(3; COLUMN())))*[.$J$3])" office:value-type="float" office:value="105" calcext:value-type="float">
            <text:p>105</text:p>
          </table:table-cell>
          <table:table-cell table:formula="of:=FLOOR(FLOOR(FLOOR(INDIRECT(ADDRESS(ROW();2))*3)*INDIRECT(ADDRESS(3; COLUMN())))*[.$J$3])" office:value-type="float" office:value="126" calcext:value-type="float">
            <text:p>126</text:p>
          </table:table-cell>
          <table:table-cell table:formula="of:=FLOOR(FLOOR(FLOOR(INDIRECT(ADDRESS(ROW();2))*3)*INDIRECT(ADDRESS(3; COLUMN())))*[.$J$3])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61" calcext:value-type="float">
            <text:p>261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393" calcext:value-type="float">
            <text:p>393</text:p>
          </table:table-cell>
          <table:table-cell table:formula="of:=FLOOR(FLOOR(FLOOR(INDIRECT(ADDRESS(ROW();2))*3)*INDIRECT(ADDRESS(3; COLUMN())))*[.$J$3])" office:value-type="float" office:value="471" calcext:value-type="float">
            <text:p>471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393" calcext:value-type="float">
            <text:p>393</text:p>
          </table:table-cell>
          <table:table-cell table:formula="of:=FLOOR(FLOOR(FLOOR(INDIRECT(ADDRESS(ROW();2))*3)*INDIRECT(ADDRESS(3; COLUMN())))*[.$J$3])" office:value-type="float" office:value="471" calcext:value-type="float">
            <text:p>471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86" calcext:value-type="float">
            <text:p>786</text:p>
          </table:table-cell>
          <table:table-cell table:formula="of:=FLOOR(FLOOR(FLOOR(INDIRECT(ADDRESS(ROW();2))*3)*INDIRECT(ADDRESS(3; COLUMN())))*[.$J$3])" office:value-type="float" office:value="945" calcext:value-type="float">
            <text:p>945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INDIRECT(ADDRESS(ROW();2))*3)*INDIRECT(ADDRESS(3; COLUMN())))*[.$J$3])" office:value-type="float" office:value="168" calcext:value-type="float">
            <text:p>168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52" calcext:value-type="float">
            <text:p>252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INDIRECT(ADDRESS(ROW();2))*3)*INDIRECT(ADDRESS(3; COLUMN())))*[.$J$3])" office:value-type="float" office:value="546" calcext:value-type="float">
            <text:p>546</text:p>
          </table:table-cell>
          <table:table-cell table:formula="of:=FLOOR(FLOOR(FLOOR(INDIRECT(ADDRESS(ROW();2))*3)*INDIRECT(ADDRESS(3; COLUMN())))*[.$J$3])" office:value-type="float" office:value="681" calcext:value-type="float">
            <text:p>681</text:p>
          </table:table-cell>
          <table:table-cell table:formula="of:=FLOOR(FLOOR(FLOOR(INDIRECT(ADDRESS(ROW();2))*3)*INDIRECT(ADDRESS(3; COLUMN())))*[.$J$3])" office:value-type="float" office:value="819" calcext:value-type="float">
            <text:p>819</text:p>
          </table:table-cell>
          <table:table-cell table:formula="of:=FLOOR(FLOOR(FLOOR(INDIRECT(ADDRESS(ROW();2))*3)*INDIRECT(ADDRESS(3; COLUMN())))*[.$J$3])" office:value-type="float" office:value="1092" calcext:value-type="float">
            <text:p>1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INDIRECT(ADDRESS(ROW();2))*3)*INDIRECT(ADDRESS(3; COLUMN())))*[.$J$3])" office:value-type="float" office:value="1050" calcext:value-type="float">
            <text:p>1050</text:p>
          </table:table-cell>
          <table:table-cell table:formula="of:=FLOOR(FLOOR(FLOOR(INDIRECT(ADDRESS(ROW();2))*3)*INDIRECT(ADDRESS(3; COLUMN())))*[.$J$3])" office:value-type="float" office:value="1311" calcext:value-type="float">
            <text:p>1311</text:p>
          </table:table-cell>
          <table:table-cell table:formula="of:=FLOOR(FLOOR(FLOOR(INDIRECT(ADDRESS(ROW();2))*3)*INDIRECT(ADDRESS(3; COLUMN())))*[.$J$3])" office:value-type="float" office:value="1575" calcext:value-type="float">
            <text:p>1575</text:p>
          </table:table-cell>
          <table:table-cell table:formula="of:=FLOOR(FLOOR(FLOOR(INDIRECT(ADDRESS(ROW();2))*3)*INDIRECT(ADDRESS(3; COLUMN())))*[.$J$3]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588" calcext:value-type="float">
            <text:p>588</text:p>
          </table:table-cell>
          <table:table-cell table:formula="of:=FLOOR(FLOOR(FLOOR(INDIRECT(ADDRESS(ROW();2))*3)*INDIRECT(ADDRESS(3; COLUMN())))*[.$J$3])" office:value-type="float" office:value="735" calcext:value-type="float">
            <text:p>735</text:p>
          </table:table-cell>
          <table:table-cell table:formula="of:=FLOOR(FLOOR(FLOOR(INDIRECT(ADDRESS(ROW();2))*3)*INDIRECT(ADDRESS(3; COLUMN())))*[.$J$3])" office:value-type="float" office:value="882" calcext:value-type="float">
            <text:p>882</text:p>
          </table:table-cell>
          <table:table-cell table:formula="of:=FLOOR(FLOOR(FLOOR(INDIRECT(ADDRESS(ROW();2))*3)*INDIRECT(ADDRESS(3; COLUMN())))*[.$J$3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formula="of:=FLOOR(FLOOR(FLOOR(INDIRECT(ADDRESS(ROW();2))*3)*INDIRECT(ADDRESS(3; COLUMN())))*[.$J$3])" office:value-type="float" office:value="1575" calcext:value-type="float">
            <text:p>1575</text:p>
          </table:table-cell>
          <table:table-cell table:formula="of:=FLOOR(FLOOR(FLOOR(INDIRECT(ADDRESS(ROW();2))*3)*INDIRECT(ADDRESS(3; COLUMN())))*[.$J$3])" office:value-type="float" office:value="1890" calcext:value-type="float">
            <text:p>1890</text:p>
          </table:table-cell>
          <table:table-cell table:formula="of:=FLOOR(FLOOR(FLOOR(INDIRECT(ADDRESS(ROW();2))*3)*INDIRECT(ADDRESS(3; COLUMN())))*[.$J$3])" office:value-type="float" office:value="2520" calcext:value-type="float">
            <text:p>2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588" calcext:value-type="float">
            <text:p>588</text:p>
          </table:table-cell>
          <table:table-cell table:formula="of:=FLOOR(FLOOR(FLOOR(INDIRECT(ADDRESS(ROW();2))*3)*INDIRECT(ADDRESS(3; COLUMN())))*[.$J$3])" office:value-type="float" office:value="735" calcext:value-type="float">
            <text:p>735</text:p>
          </table:table-cell>
          <table:table-cell table:formula="of:=FLOOR(FLOOR(FLOOR(INDIRECT(ADDRESS(ROW();2))*3)*INDIRECT(ADDRESS(3; COLUMN())))*[.$J$3])" office:value-type="float" office:value="882" calcext:value-type="float">
            <text:p>882</text:p>
          </table:table-cell>
          <table:table-cell table:formula="of:=FLOOR(FLOOR(FLOOR(INDIRECT(ADDRESS(ROW();2))*3)*INDIRECT(ADDRESS(3; COLUMN())))*[.$J$3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INDIRECT(ADDRESS(ROW();2))*3)*INDIRECT(ADDRESS(3; COLUMN())))*[.$J$3])" office:value-type="float" office:value="924" calcext:value-type="float">
            <text:p>924</text:p>
          </table:table-cell>
          <table:table-cell table:formula="of:=FLOOR(FLOOR(FLOOR(INDIRECT(ADDRESS(ROW();2))*3)*INDIRECT(ADDRESS(3; COLUMN())))*[.$J$3])" office:value-type="float" office:value="1155" calcext:value-type="float">
            <text:p>1155</text:p>
          </table:table-cell>
          <table:table-cell table:formula="of:=FLOOR(FLOOR(FLOOR(INDIRECT(ADDRESS(ROW();2))*3)*INDIRECT(ADDRESS(3; COLUMN())))*[.$J$3])" office:value-type="float" office:value="1386" calcext:value-type="float">
            <text:p>1386</text:p>
          </table:table-cell>
          <table:table-cell table:formula="of:=FLOOR(FLOOR(FLOOR(INDIRECT(ADDRESS(ROW();2))*3)*INDIRECT(ADDRESS(3; COLUMN())))*[.$J$3])" office:value-type="float" office:value="1848" calcext:value-type="float">
            <text:p>18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INDIRECT(ADDRESS(ROW();2))*3)*INDIRECT(ADDRESS(3; COLUMN())))*[.$J$3])" office:value-type="float" office:value="21" calcext:value-type="float">
            <text:p>21</text:p>
          </table:table-cell>
          <table:table-cell table:formula="of:=FLOOR(FLOOR(FLOOR(INDIRECT(ADDRESS(ROW();2))*3)*INDIRECT(ADDRESS(3; COLUMN())))*[.$J$3])" office:value-type="float" office:value="25" calcext:value-type="float">
            <text:p>25</text:p>
          </table:table-cell>
          <table:table-cell table:formula="of:=FLOOR(FLOOR(FLOOR(INDIRECT(ADDRESS(ROW();2))*3)*INDIRECT(ADDRESS(3; COLUMN())))*[.$J$3])" office:value-type="float" office:value="30" calcext:value-type="float">
            <text:p>30</text:p>
          </table:table-cell>
          <table:table-cell table:formula="of:=FLOOR(FLOOR(FLOOR(INDIRECT(ADDRESS(ROW();2))*3)*INDIRECT(ADDRESS(3; COLUMN())))*[.$J$3])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INDIRECT(ADDRESS(ROW();2))*3)*INDIRECT(ADDRESS(3; COLUMN())))*[.$J$3])" office:value-type="float" office:value="3150" calcext:value-type="float">
            <text:p>3150</text:p>
          </table:table-cell>
          <table:table-cell table:formula="of:=FLOOR(FLOOR(FLOOR(INDIRECT(ADDRESS(ROW();2))*3)*INDIRECT(ADDRESS(3; COLUMN())))*[.$J$3])" office:value-type="float" office:value="3936" calcext:value-type="float">
            <text:p>3936</text:p>
          </table:table-cell>
          <table:table-cell table:formula="of:=FLOOR(FLOOR(FLOOR(INDIRECT(ADDRESS(ROW();2))*3)*INDIRECT(ADDRESS(3; COLUMN())))*[.$J$3])" office:value-type="float" office:value="4725" calcext:value-type="float">
            <text:p>4725</text:p>
          </table:table-cell>
          <table:table-cell table:formula="of:=FLOOR(FLOOR(FLOOR(INDIRECT(ADDRESS(ROW();2))*3)*INDIRECT(ADDRESS(3; COLUMN())))*[.$J$3])" office:value-type="float" office:value="6300" calcext:value-type="float">
            <text:p>6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56" calcext:value-type="float">
            <text:p>756</text:p>
          </table:table-cell>
          <table:table-cell table:formula="of:=FLOOR(FLOOR(FLOOR(INDIRECT(ADDRESS(ROW();2))*3)*INDIRECT(ADDRESS(3; COLUMN())))*[.$J$3])" office:value-type="float" office:value="1008" calcext:value-type="float">
            <text:p>10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style-name="ce93"/>
          <table:table-cell table:style-name="ce97"/>
          <table:table-cell table:style-name="ce102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Banana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ango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687" calcext:value-type="float">
            <text:p>1687</text:p>
          </table:table-cell>
          <table:table-cell table:formula="of:=FLOOR(FLOOR(INDIRECT(ADDRESS(ROW();2))*INDIRECT(ADDRESS(3; COLUMN())))*[.$H$3])" office:value-type="float" office:value="2025" calcext:value-type="float">
            <text:p>2025</text:p>
          </table:table-cell>
          <table:table-cell table:formula="of:=FLOOR(FLOOR(INDIRECT(ADDRESS(ROW();2))*INDIRECT(ADDRESS(3; COLUMN())))*[.$H$3]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937" calcext:value-type="float">
            <text:p>937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84" calcext:value-type="float">
            <text:p>84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H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[.$H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2812" calcext:value-type="float">
            <text:p>2812</text:p>
          </table:table-cell>
          <table:table-cell table:formula="of:=FLOOR(FLOOR(INDIRECT(ADDRESS(ROW();2))*INDIRECT(ADDRESS(3; COLUMN())))*[.$H$3])" office:value-type="float" office:value="3375" calcext:value-type="float">
            <text:p>3375</text:p>
          </table:table-cell>
          <table:table-cell table:formula="of:=FLOOR(FLOOR(INDIRECT(ADDRESS(ROW();2))*INDIRECT(ADDRESS(3; COLUMN())))*[.$H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INDIRECT(ADDRESS(ROW();2))*INDIRECT(ADDRESS(3; COLUMN())))*[.$H$3])" office:value-type="float" office:value="127" calcext:value-type="float">
            <text:p>127</text:p>
          </table:table-cell>
          <table:table-cell table:formula="of:=FLOOR(FLOOR(INDIRECT(ADDRESS(ROW();2))*INDIRECT(ADDRESS(3; COLUMN())))*[.$H$3])" office:value-type="float" office:value="159" calcext:value-type="float">
            <text:p>159</text:p>
          </table:table-cell>
          <table:table-cell table:formula="of:=FLOOR(FLOOR(INDIRECT(ADDRESS(ROW();2))*INDIRECT(ADDRESS(3; COLUMN())))*[.$H$3])" office:value-type="float" office:value="190" calcext:value-type="float">
            <text:p>190</text:p>
          </table:table-cell>
          <table:table-cell table:formula="of:=FLOOR(FLOOR(INDIRECT(ADDRESS(ROW();2))*INDIRECT(ADDRESS(3; COLUMN())))*[.$H$3])" office:value-type="float" office:value="255" calcext:value-type="float">
            <text:p>2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84" calcext:value-type="float">
            <text:p>84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937" calcext:value-type="float">
            <text:p>937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INDIRECT(ADDRESS(ROW();2))*INDIRECT(ADDRESS(3; COLUMN())))*[.$H$3])" office:value-type="float" office:value="1050" calcext:value-type="float">
            <text:p>1050</text:p>
          </table:table-cell>
          <table:table-cell table:formula="of:=FLOOR(FLOOR(INDIRECT(ADDRESS(ROW();2))*INDIRECT(ADDRESS(3; COLUMN())))*[.$H$3])" office:value-type="float" office:value="1312" calcext:value-type="float">
            <text:p>1312</text:p>
          </table:table-cell>
          <table:table-cell table:formula="of:=FLOOR(FLOOR(INDIRECT(ADDRESS(ROW();2))*INDIRECT(ADDRESS(3; COLUMN())))*[.$H$3])" office:value-type="float" office:value="1575" calcext:value-type="float">
            <text:p>1575</text:p>
          </table:table-cell>
          <table:table-cell table:formula="of:=FLOOR(FLOOR(INDIRECT(ADDRESS(ROW();2))*INDIRECT(ADDRESS(3; COLUMN())))*[.$H$3]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9375" calcext:value-type="float">
            <text:p>9375</text:p>
          </table:table-cell>
          <table:table-cell table:formula="of:=FLOOR(FLOOR(INDIRECT(ADDRESS(ROW();2))*INDIRECT(ADDRESS(3; COLUMN())))*[.$H$3])" office:value-type="float" office:value="11250" calcext:value-type="float">
            <text:p>11250</text:p>
          </table:table-cell>
          <table:table-cell table:formula="of:=FLOOR(FLOOR(INDIRECT(ADDRESS(ROW();2))*INDIRECT(ADDRESS(3; COLUMN())))*[.$H$3])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9375" calcext:value-type="float">
            <text:p>9375</text:p>
          </table:table-cell>
          <table:table-cell table:formula="of:=FLOOR(FLOOR(INDIRECT(ADDRESS(ROW();2))*INDIRECT(ADDRESS(3; COLUMN())))*[.$H$3])" office:value-type="float" office:value="11250" calcext:value-type="float">
            <text:p>11250</text:p>
          </table:table-cell>
          <table:table-cell table:formula="of:=FLOOR(FLOOR(INDIRECT(ADDRESS(ROW();2))*INDIRECT(ADDRESS(3; COLUMN())))*[.$H$3])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H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687" calcext:value-type="float">
            <text:p>1687</text:p>
          </table:table-cell>
          <table:table-cell table:formula="of:=FLOOR(FLOOR(INDIRECT(ADDRESS(ROW();2))*INDIRECT(ADDRESS(3; COLUMN())))*[.$H$3])" office:value-type="float" office:value="2025" calcext:value-type="float">
            <text:p>2025</text:p>
          </table:table-cell>
          <table:table-cell table:formula="of:=FLOOR(FLOOR(INDIRECT(ADDRESS(ROW();2))*INDIRECT(ADDRESS(3; COLUMN())))*[.$H$3]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82" calcext:value-type="float">
            <text:p>82</text:p>
          </table:table-cell>
          <table:table-cell table:formula="of:=FLOOR(FLOOR(INDIRECT(ADDRESS(ROW();2))*INDIRECT(ADDRESS(3; COLUMN())))*[.$H$3])" office:value-type="float" office:value="102" calcext:value-type="float">
            <text:p>102</text:p>
          </table:table-cell>
          <table:table-cell table:formula="of:=FLOOR(FLOOR(INDIRECT(ADDRESS(ROW();2))*INDIRECT(ADDRESS(3; COLUMN())))*[.$H$3])" office:value-type="float" office:value="123" calcext:value-type="float">
            <text:p>123</text:p>
          </table:table-cell>
          <table:table-cell table:formula="of:=FLOOR(FLOOR(INDIRECT(ADDRESS(ROW();2))*INDIRECT(ADDRESS(3; COLUMN())))*[.$H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[.$H$3]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INDIRECT(ADDRESS(ROW();2))*INDIRECT(ADDRESS(3; COLUMN())))*[.$H$3])" office:value-type="float" office:value="97" calcext:value-type="float">
            <text:p>97</text:p>
          </table:table-cell>
          <table:table-cell table:formula="of:=FLOOR(FLOOR(INDIRECT(ADDRESS(ROW();2))*INDIRECT(ADDRESS(3; COLUMN())))*[.$H$3])" office:value-type="float" office:value="121" calcext:value-type="float">
            <text:p>121</text:p>
          </table:table-cell>
          <table:table-cell table:formula="of:=FLOOR(FLOOR(INDIRECT(ADDRESS(ROW();2))*INDIRECT(ADDRESS(3; COLUMN())))*[.$H$3])" office:value-type="float" office:value="145" calcext:value-type="float">
            <text:p>145</text:p>
          </table:table-cell>
          <table:table-cell table:formula="of:=FLOOR(FLOOR(INDIRECT(ADDRESS(ROW();2))*INDIRECT(ADDRESS(3; COLUMN())))*[.$H$3])" office:value-type="float" office:value="195" calcext:value-type="float">
            <text:p>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H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INDIRECT(ADDRESS(ROW();2))*[.$H$3])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2812" calcext:value-type="float">
            <text:p>2812</text:p>
          </table:table-cell>
          <table:table-cell table:formula="of:=FLOOR(FLOOR(INDIRECT(ADDRESS(ROW();2))*INDIRECT(ADDRESS(3; COLUMN())))*[.$H$3])" office:value-type="float" office:value="3375" calcext:value-type="float">
            <text:p>3375</text:p>
          </table:table-cell>
          <table:table-cell table:formula="of:=FLOOR(FLOOR(INDIRECT(ADDRESS(ROW();2))*INDIRECT(ADDRESS(3; COLUMN())))*[.$H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H$3])" office:value-type="float" office:value="330" calcext:value-type="float">
            <text:p>330</text:p>
          </table:table-cell>
          <table:table-cell table:formula="of:=FLOOR(FLOOR(INDIRECT(ADDRESS(ROW();2))*INDIRECT(ADDRESS(3; COLUMN())))*[.$H$3])" office:value-type="float" office:value="412" calcext:value-type="float">
            <text:p>412</text:p>
          </table:table-cell>
          <table:table-cell table:formula="of:=FLOOR(FLOOR(INDIRECT(ADDRESS(ROW();2))*INDIRECT(ADDRESS(3; COLUMN())))*[.$H$3])" office:value-type="float" office:value="495" calcext:value-type="float">
            <text:p>495</text:p>
          </table:table-cell>
          <table:table-cell table:formula="of:=FLOOR(FLOOR(INDIRECT(ADDRESS(ROW();2))*INDIRECT(ADDRESS(3; COLUMN())))*[.$H$3])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05" calcext:value-type="float">
            <text:p>405</text:p>
          </table:table-cell>
          <table:table-cell table:formula="of:=FLOOR(FLOOR(INDIRECT(ADDRESS(ROW();2))*INDIRECT(ADDRESS(3; COLUMN())))*[.$H$3])" office:value-type="float" office:value="540" calcext:value-type="float">
            <text:p>5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562" calcext:value-type="float">
            <text:p>562</text:p>
          </table:table-cell>
          <table:table-cell table:formula="of:=FLOOR(FLOOR(INDIRECT(ADDRESS(ROW();2))*INDIRECT(ADDRESS(3; COLUMN())))*[.$H$3])" office:value-type="float" office:value="675" calcext:value-type="float">
            <text:p>675</text:p>
          </table:table-cell>
          <table:table-cell table:formula="of:=FLOOR(FLOOR(INDIRECT(ADDRESS(ROW();2))*INDIRECT(ADDRESS(3; COLUMN())))*[.$H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68" calcext:value-type="float">
            <text:p>468</text:p>
          </table:table-cell>
          <table:table-cell table:formula="of:=FLOOR(FLOOR(INDIRECT(ADDRESS(ROW();2))*INDIRECT(ADDRESS(3; COLUMN())))*[.$H$3])" office:value-type="float" office:value="562" calcext:value-type="float">
            <text:p>562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INDIRECT(ADDRESS(ROW();2))*INDIRECT(ADDRESS(3; COLUMN())))*[.$H$3])" office:value-type="float" office:value="157" calcext:value-type="float">
            <text:p>157</text:p>
          </table:table-cell>
          <table:table-cell table:formula="of:=FLOOR(FLOOR(INDIRECT(ADDRESS(ROW();2))*INDIRECT(ADDRESS(3; COLUMN())))*[.$H$3])" office:value-type="float" office:value="196" calcext:value-type="float">
            <text:p>196</text:p>
          </table:table-cell>
          <table:table-cell table:formula="of:=FLOOR(FLOOR(INDIRECT(ADDRESS(ROW();2))*INDIRECT(ADDRESS(3; COLUMN())))*[.$H$3])" office:value-type="float" office:value="235" calcext:value-type="float">
            <text:p>235</text:p>
          </table:table-cell>
          <table:table-cell table:formula="of:=FLOOR(FLOOR(INDIRECT(ADDRESS(ROW();2))*INDIRECT(ADDRESS(3; COLUMN())))*[.$H$3])" office:value-type="float" office:value="315" calcext:value-type="float">
            <text:p>3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INDIRECT(ADDRESS(ROW();2)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INDIRECT(ADDRESS(ROW();2)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INDIRECT(ADDRESS(ROW();2)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INDIRECT(ADDRESS(ROW();2)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INDIRECT(ADDRESS(ROW();2)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INDIRECT(ADDRESS(ROW();2)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INDIRECT(ADDRESS(ROW();2)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INDIRECT(ADDRESS(ROW();2)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INDIRECT(ADDRESS(ROW();2)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INDIRECT(ADDRESS(ROW();2)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INDIRECT(ADDRESS(ROW();2)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INDIRECT(ADDRESS(ROW();2)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INDIRECT(ADDRESS(ROW();2)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INDIRECT(ADDRESS(ROW();2)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[.$K$3])"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INDIRECT(ADDRESS(ROW();2))*[.$K$3])"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INDIRECT(ADDRESS(ROW();2))*[.$K$3])" office:value-type="float" office:value="4500" calcext:value-type="float">
            <text:p>4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Pumpki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lbacore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nchovy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obfish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ue Discus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ream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ullhead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rp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t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hub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ockle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b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y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Dorado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Eel)</text:p>
          </table:table-cell>
          <table:table-cell office:value-type="float" office:value="85" calcext:value-type="float">
            <text:p>85</text:p>
          </table:table-cell>
          <table:table-cell table:formula="of:=FLOOR(30+FLOOR(INDIRECT(ADDRESS(ROW();2))/2)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Flounder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Ghostfish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alibut)</text:p>
          </table:table-cell>
          <table:table-cell office:value-type="float" office:value="80" calcext:value-type="float">
            <text:p>80</text:p>
          </table:table-cell>
          <table:table-cell table:formula="of:=FLOOR(30+FLOOR(INDIRECT(ADDRESS(ROW();2))/2)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erring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Ice Pip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rgemouth Bass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va Eel)</text:p>
          </table:table-cell>
          <table:table-cell office:value-type="float" office:value="700" calcext:value-type="float">
            <text:p>700</text:p>
          </table:table-cell>
          <table:table-cell table:formula="of:=FLOOR(30+FLOOR(INDIRECT(ADDRESS(ROW();2))/2)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ngcod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onfish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obster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idnight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ussel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ctopus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yster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ch)</text:p>
          </table:table-cell>
          <table:table-cell office:value-type="float" office:value="55" calcext:value-type="float">
            <text:p>55</text:p>
          </table:table-cell>
          <table:table-cell table:formula="of:=FLOOR(30+FLOOR(INDIRECT(ADDRESS(ROW();2))/2)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iwinkle)</text:p>
          </table:table-cell>
          <table:table-cell office:value-type="float" office:value="20" calcext:value-type="float">
            <text:p>20</text:p>
          </table:table-cell>
          <table:table-cell table:formula="of:=FLOOR(30+FLOOR(INDIRECT(ADDRESS(ROW();2))/2)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ike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uffer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ainbow Trout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Mullet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Snapper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lmon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nd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rdine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corpion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ea Cucumber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ad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rimp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limejack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mallmouth Bass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nail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pook Fish)</text:p>
          </table:table-cell>
          <table:table-cell office:value-type="float" office:value="220" calcext:value-type="float">
            <text:p>220</text:p>
          </table:table-cell>
          <table:table-cell table:formula="of:=FLOOR(30+FLOOR(INDIRECT(ADDRESS(ROW();2))/2)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ingray)</text:p>
          </table:table-cell>
          <table:table-cell office:value-type="float" office:value="180" calcext:value-type="float">
            <text:p>180</text:p>
          </table:table-cell>
          <table:table-cell table:formula="of:=FLOOR(30+FLOOR(INDIRECT(ADDRESS(ROW();2))/2)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onefish)</text:p>
          </table:table-cell>
          <table:table-cell office:value-type="float" office:value="300" calcext:value-type="float">
            <text:p>300</text:p>
          </table:table-cell>
          <table:table-cell table:formula="of:=FLOOR(30+FLOOR(INDIRECT(ADDRESS(ROW();2))/2)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urgeon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nfish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per Cucumber)</text:p>
          </table:table-cell>
          <table:table-cell office:value-type="float" office:value="250" calcext:value-type="float">
            <text:p>250</text:p>
          </table:table-cell>
          <table:table-cell table:formula="of:=FLOOR(30+FLOOR(INDIRECT(ADDRESS(ROW();2))/2)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ger Trout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lapia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una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Void Salmon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alleye)</text:p>
          </table:table-cell>
          <table:table-cell office:value-type="float" office:value="105" calcext:value-type="float">
            <text:p>105</text:p>
          </table:table-cell>
          <table:table-cell table:formula="of:=FLOOR(30+FLOOR(INDIRECT(ADDRESS(ROW();2))/2)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oodskip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7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8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7"/>
        <table:table-column table:style-name="co33" table:default-cell-style-name="ce111"/>
        <table:table-column table:style-name="co34" table:default-cell-style-name="ce115"/>
        <table:table-column table:style-name="co32" table:default-cell-style-name="ce122"/>
        <table:table-column table:style-name="co35" table:default-cell-style-name="ce122"/>
        <table:table-column table:style-name="co36" table:default-cell-style-name="ce125"/>
        <table:table-column table:style-name="co37" table:default-cell-style-name="ce128"/>
        <table:table-column table:style-name="co38" table:default-cell-style-name="ce131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1" office:value-type="string" calcext:value-type="string">
            <text:p>Start Time</text:p>
          </table:table-cell>
          <table:table-cell table:style-name="ce101" office:value-type="string" calcext:value-type="string">
            <text:p>End Time</text:p>
          </table:table-cell>
          <table:table-cell table:style-name="ce106" office:value-type="string" calcext:value-type="string">
            <text:p>Spring</text:p>
          </table:table-cell>
          <table:table-cell table:style-name="ce110" office:value-type="string" calcext:value-type="string">
            <text:p>Summer</text:p>
          </table:table-cell>
          <table:table-cell table:style-name="ce113" office:value-type="string" calcext:value-type="string">
            <text:p>Fall</text:p>
          </table:table-cell>
          <table:table-cell table:style-name="ce121" office:value-type="string" calcext:value-type="string">
            <text:p>Winter</text:p>
          </table:table-cell>
          <table:table-cell table:style-name="ce121" office:value-type="string" calcext:value-type="string">
            <text:p>Winter with Rain Totem</text:p>
          </table:table-cell>
          <table:table-cell table:style-name="ce124" office:value-type="string" calcext:value-type="string">
            <text:p>Rain</text:p>
          </table:table-cell>
          <table:table-cell table:style-name="ce127" office:value-type="string" calcext:value-type="string">
            <text:p>Sun</text:p>
          </table:table-cell>
          <table:table-cell table:style-name="ce130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26" table:default-cell-style-name="ce52"/>
        <table:table-column table:style-name="co46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36" office:value-type="string" calcext:value-type="string">
            <text:p>Day Planted</text:p>
          </table:table-cell>
          <table:table-cell table:style-name="ce136" table:content-validation-name="val5" office:value-type="string" calcext:value-type="string">
            <text:p>Qty</text:p>
          </table:table-cell>
          <table:table-cell table:style-name="ce136" office:value-type="string" calcext:value-type="string">
            <text:p>Maturity Day</text:p>
          </table:table-cell>
          <table:table-cell table:style-name="ce136" office:value-type="string" calcext:value-type="string">
            <text:p>Day 1 XP</text:p>
          </table:table-cell>
          <table:table-cell table:style-name="ce136" office:value-type="string" calcext:value-type="string">
            <text:p>Day 2 XP</text:p>
          </table:table-cell>
          <table:table-cell table:style-name="ce136" office:value-type="string" calcext:value-type="string">
            <text:p>Day 3 XP</text:p>
          </table:table-cell>
          <table:table-cell table:style-name="ce136" office:value-type="string" calcext:value-type="string">
            <text:p>Day 4 XP</text:p>
          </table:table-cell>
          <table:table-cell table:style-name="ce136" office:value-type="string" calcext:value-type="string">
            <text:p>Day 5 XP</text:p>
          </table:table-cell>
          <table:table-cell table:style-name="ce136" office:value-type="string" calcext:value-type="string">
            <text:p>Day 6 XP</text:p>
          </table:table-cell>
          <table:table-cell table:style-name="ce136" office:value-type="string" calcext:value-type="string">
            <text:p>Day 7 XP</text:p>
          </table:table-cell>
          <table:table-cell table:style-name="ce136" office:value-type="string" calcext:value-type="string">
            <text:p>Day 8 XP</text:p>
          </table:table-cell>
          <table:table-cell table:style-name="ce136" office:value-type="string" calcext:value-type="string">
            <text:p>Day 9 XP</text:p>
          </table:table-cell>
          <table:table-cell table:style-name="ce136" office:value-type="string" calcext:value-type="string">
            <text:p>Day 10 XP</text:p>
          </table:table-cell>
          <table:table-cell table:style-name="ce136" office:value-type="string" calcext:value-type="string">
            <text:p>Day 11 XP</text:p>
          </table:table-cell>
          <table:table-cell table:style-name="ce136" office:value-type="string" calcext:value-type="string">
            <text:p>Day 12 XP</text:p>
          </table:table-cell>
          <table:table-cell table:style-name="ce136" office:value-type="string" calcext:value-type="string">
            <text:p>Day 13 XP</text:p>
          </table:table-cell>
          <table:table-cell table:style-name="ce136" office:value-type="string" calcext:value-type="string">
            <text:p>Day 14 XP</text:p>
          </table:table-cell>
          <table:table-cell table:style-name="ce136" office:value-type="string" calcext:value-type="string">
            <text:p>Day 15 XP</text:p>
          </table:table-cell>
          <table:table-cell table:style-name="ce136" office:value-type="string" calcext:value-type="string">
            <text:p>Day 16 XP</text:p>
          </table:table-cell>
          <table:table-cell table:style-name="ce136" office:value-type="string" calcext:value-type="string">
            <text:p>Day 17 XP</text:p>
          </table:table-cell>
          <table:table-cell table:style-name="ce136" office:value-type="string" calcext:value-type="string">
            <text:p>Day 18 XP</text:p>
          </table:table-cell>
          <table:table-cell table:style-name="ce136" office:value-type="string" calcext:value-type="string">
            <text:p>Day 19 XP</text:p>
          </table:table-cell>
          <table:table-cell table:style-name="ce136" office:value-type="string" calcext:value-type="string">
            <text:p>Day 20 XP</text:p>
          </table:table-cell>
          <table:table-cell table:style-name="ce136" office:value-type="string" calcext:value-type="string">
            <text:p>Day 21 XP</text:p>
          </table:table-cell>
          <table:table-cell table:style-name="ce136" office:value-type="string" calcext:value-type="string">
            <text:p>Day 22 XP</text:p>
          </table:table-cell>
          <table:table-cell table:style-name="ce136" office:value-type="string" calcext:value-type="string">
            <text:p>Day 23 XP</text:p>
          </table:table-cell>
          <table:table-cell table:style-name="ce136" office:value-type="string" calcext:value-type="string">
            <text:p>Day 24 XP</text:p>
          </table:table-cell>
          <table:table-cell table:style-name="ce136" office:value-type="string" calcext:value-type="string">
            <text:p>Day 25 XP</text:p>
          </table:table-cell>
          <table:table-cell table:style-name="ce136" office:value-type="string" calcext:value-type="string">
            <text:p>Day 26 XP</text:p>
          </table:table-cell>
          <table:table-cell table:style-name="ce136" office:value-type="string" calcext:value-type="string">
            <text:p>Day 27 XP</text:p>
          </table:table-cell>
          <table:table-cell table:style-name="ce136" office:value-type="string" calcext:value-type="string">
            <text:p>Day 28 XP</text:p>
          </table:table-cell>
          <table:table-cell/>
          <table:table-cell table:style-name="ce136" office:value-type="string" calcext:value-type="string">
            <text:p>Day</text:p>
          </table:table-cell>
          <table:table-cell table:style-name="ce136" office:value-type="string" calcext:value-type="string">
            <text:p>XP at Day’s End</text:p>
          </table:table-cell>
          <table:table-cell table:style-name="ce136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7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8" table:default-cell-style-name="ce52"/>
        <table:table-column table:style-name="co14" table:default-cell-style-name="ce52"/>
        <table:table-column table:style-name="co6" table:default-cell-style-name="Default"/>
        <table:table-column table:style-name="co49" table:default-cell-style-name="ce14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60" calcext:value-type="float">
            <text:p>6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0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1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0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6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3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6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2">
          <table:table-cell table:style-name="ce13" office:value-type="string" calcext:value-type="string">
            <text:p>Starfruit Seeds Target</text:p>
          </table:table-cell>
          <table:table-cell table:style-name="ce13" office:value-type="string" calcext:value-type="string">
            <text:p>Starfruit Seeds Purchased</text:p>
          </table:table-cell>
          <table:table-cell table:style-name="ce13" office:value-type="string" calcext:value-type="string">
            <text:p>Starfruit Seeds Remaining</text:p>
          </table:table-cell>
          <table:table-cell table:style-name="ce13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2]-[.B2]" office:value-type="float" office:value="400" calcext:value-type="float">
            <text:p>400</text:p>
          </table:table-cell>
          <table:table-cell table:style-name="ce14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/>
          <table:table-cell table:style-name="ce14" table:number-columns-repeated="2"/>
        </table:table-row>
        <table:table-row table:style-name="ro2">
          <table:table-cell table:style-name="ce13" office:value-type="string" calcext:value-type="string">
            <text:p>Deluxe Speed-Gro Needed</text:p>
          </table:table-cell>
          <table:table-cell table:style-name="ce13" office:value-type="string" calcext:value-type="string">
            <text:p>Deluxe Speed-Gro Purchased</text:p>
          </table:table-cell>
          <table:table-cell table:style-name="ce13" office:value-type="string" calcext:value-type="string">
            <text:p>Deluxe Speed-Gro Remaining</text:p>
          </table:table-cell>
          <table:table-cell table:style-name="ce13" office:value-type="string" calcext:value-type="string">
            <text:p>Deluxe Speed-Gro Purchasable</text:p>
          </table:table-cell>
        </table:table-row>
        <table:table-row table:style-name="ro2">
          <table:table-cell table:style-name="ce146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5]-[.B5]" office:value-type="float" office:value="400" calcext:value-type="float">
            <text:p>400</text:p>
          </table:table-cell>
          <table:table-cell table:style-name="ce14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6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Gold Bars</text:p>
          </table:table-cell>
          <table:table-cell table:style-name="ce13" office:value-type="string" calcext:value-type="string">
            <text:p>Current Gold Ore</text:p>
          </table:table-cell>
          <table:table-cell table:style-name="ce13" office:value-type="string" calcext:value-type="string">
            <text:p>Gold Ore Needed</text:p>
          </table:table-cell>
          <table:table-cell table:style-name="ce13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17]*5)-[.B17])" office:value-type="float" office:value="250" calcext:value-type="float">
            <text:p>250</text:p>
          </table:table-cell>
          <table:table-cell table:style-name="ce14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Iron Bars</text:p>
          </table:table-cell>
          <table:table-cell table:style-name="ce13" office:value-type="string" calcext:value-type="string">
            <text:p>Current Iron Ore</text:p>
          </table:table-cell>
          <table:table-cell table:style-name="ce13" office:value-type="string" calcext:value-type="string">
            <text:p>Iron Ore Needed</text:p>
          </table:table-cell>
          <table:table-cell table:style-name="ce13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20]*5)-[.B20])" office:value-type="float" office:value="250" calcext:value-type="float">
            <text:p>250</text:p>
          </table:table-cell>
          <table:table-cell table:style-name="ce14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Refined Quartz</text:p>
          </table:table-cell>
          <table:table-cell table:style-name="ce13" office:value-type="string" calcext:value-type="string">
            <text:p>Current Quartz</text:p>
          </table:table-cell>
          <table:table-cell table:style-name="ce13" office:value-type="string" calcext:value-type="string">
            <text:p>Quartz Needed</text:p>
          </table:table-cell>
          <table:table-cell table:style-name="ce13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[.A8]-[.A23]-[.B23])" office:value-type="float" office:value="50" calcext:value-type="float">
            <text:p>50</text:p>
          </table:table-cell>
          <table:table-cell table:style-name="ce14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[.A8]-[.A17])+MAX(0;[.A8]-[.A20])+MAX(0;[.A8]-[.A23])" office:value-type="float" office:value="150" calcext:value-type="float">
            <text:p>150</text:p>
          </table:table-cell>
          <table:table-cell table:style-name="ce14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Iridium Bars</text:p>
          </table:table-cell>
          <table:table-cell table:style-name="ce13" office:value-type="string" calcext:value-type="string">
            <text:p>Current Iridium Ore</text:p>
          </table:table-cell>
          <table:table-cell table:style-name="ce13" office:value-type="string" calcext:value-type="string">
            <text:p>Iridium Ore Needed</text:p>
          </table:table-cell>
          <table:table-cell table:style-name="ce13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CEILING((([.C2]*400)+([.C5]*80))/1500)-[.A35])*5-[.B35])" office:value-type="float" office:value="640" calcext:value-type="float">
            <text:p>640</text:p>
          </table:table-cell>
          <table:table-cell table:style-name="ce14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4" table:number-columns-repeated="3"/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CEILING((([.C2]*400)+([.C5]*80))/1500)-[.A35])" office:value-type="float" office:value="128" calcext:value-type="float">
            <text:p>128</text:p>
          </table:table-cell>
          <table:table-cell table:style-name="ce14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3" office:value-type="string" calcext:value-type="string">
            <text:p>Current Coal</text:p>
          </table:table-cell>
          <table:table-cell/>
          <table:table-cell table:style-name="ce13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4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3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99:'Items and Professions'.F11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7:48:05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660" meta:object-count="0"/>
    <meta:user-defined meta:name="GitHub URL">https://github.com/nathan-alden-sr/stardew-valley</meta:user-defined>
  </office:meta>
</office:document-meta>
</file>